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7"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39" style:family="paragraph" style:parent-style-name="Heading_20_3">
      <style:text-properties fo:language="en" fo:country="US"/>
    </style:style>
    <style:style style:name="P40" style:family="paragraph" style:parent-style-name="Heading_20_3">
      <style:paragraph-properties fo:margin-top="0.019cm" fo:margin-bottom="0.21cm" fo:break-before="page" style:shadow="none"/>
      <style:text-properties fo:language="en" fo:country="US"/>
    </style:style>
    <style:style style:name="P41" style:family="paragraph" style:parent-style-name="Heading_20_2">
      <style:paragraph-properties fo:break-before="page"/>
      <style:text-properties fo:language="en" fo:country="US"/>
    </style:style>
    <style:style style:name="P42" style:family="paragraph" style:parent-style-name="Text_20_body" style:list-style-name="L4"/>
    <style:style style:name="P43" style:family="paragraph" style:parent-style-name="Heading_20_1">
      <style:paragraph-properties fo:break-before="page"/>
      <style:text-properties fo:language="en" fo:country="US"/>
    </style:style>
    <style:style style:name="P44" style:family="paragraph" style:parent-style-name="Text_20_body">
      <style:text-properties fo:language="en" fo:country="US" style:text-scale="97%"/>
    </style:style>
    <style:style style:name="P45" style:family="paragraph" style:parent-style-name="Text_20_body">
      <style:text-properties fo:language="en" fo:country="US" fo:font-style="italic" style:font-style-asian="italic" style:font-style-complex="italic"/>
    </style:style>
    <style:style style:name="P46" style:family="paragraph" style:parent-style-name="Text_20_body">
      <style:paragraph-properties fo:margin-top="0cm" fo:margin-bottom="0.161cm"/>
      <style:text-properties fo:language="en" fo:country="US"/>
    </style:style>
    <style:style style:name="P47" style:family="paragraph" style:parent-style-name="Text_20_body">
      <style:paragraph-properties fo:margin-top="0cm" fo:margin-bottom="0.161cm" fo:break-before="page"/>
      <style:text-properties fo:language="en" fo:country="US"/>
    </style:style>
    <style:style style:name="P48" style:family="paragraph" style:parent-style-name="Heading_20_4">
      <style:text-properties fo:language="en" fo:country="US"/>
    </style:style>
    <style:style style:name="P49" style:family="paragraph" style:parent-style-name="Heading_20_4">
      <style:paragraph-properties fo:break-before="page"/>
      <style:text-properties fo:language="en" fo:country="US"/>
    </style:style>
    <style:style style:name="P50" style:family="paragraph" style:parent-style-name="Text_20_body">
      <style:paragraph-properties fo:margin-top="0cm" fo:margin-bottom="0.109cm"/>
      <style:text-properties fo:language="en" fo:country="US" style:text-scale="97%"/>
    </style:style>
    <style:style style:name="P51" style:family="paragraph" style:parent-style-name="Text_20_body">
      <style:paragraph-properties fo:text-align="center" style:justify-single-word="false"/>
      <style:text-properties fo:language="en" fo:country="US"/>
    </style:style>
    <style:style style:name="P52" style:family="paragraph" style:parent-style-name="Heading_20_3">
      <style:paragraph-properties fo:break-before="page"/>
      <style:text-properties fo:language="en" fo:country="US"/>
    </style:style>
    <style:style style:name="P53" style:family="paragraph" style:parent-style-name="Text_20_body">
      <style:paragraph-properties fo:margin-top="0cm" fo:margin-bottom="0.011cm"/>
      <style:text-properties fo:language="en" fo:country="US"/>
    </style:style>
    <style:style style:name="P54" style:family="paragraph" style:parent-style-name="Text_20_body" style:list-style-name="L5">
      <style:paragraph-properties fo:margin-top="0cm" fo:margin-bottom="0.011cm"/>
      <style:text-properties fo:language="en" fo:country="US"/>
    </style:style>
    <style:style style:name="P55" style:family="paragraph" style:parent-style-name="Text_20_body" style:list-style-name="L5">
      <style:text-properties fo:language="en" fo:country="US"/>
    </style:style>
    <style:style style:name="P56" style:family="paragraph" style:parent-style-name="Text_20_body">
      <style:paragraph-properties fo:margin-top="0cm" fo:margin-bottom="0.109cm"/>
      <style:text-properties fo:language="en" fo:country="US" fo:font-style="italic" style:font-style-asian="italic" style:font-style-complex="italic"/>
    </style:style>
    <style:style style:name="P57" style:family="paragraph" style:parent-style-name="Text_20_body" style:list-style-name="L6">
      <style:text-properties fo:language="en" fo:country="US"/>
    </style:style>
    <style:style style:name="P58" style:family="paragraph" style:parent-style-name="Heading_20_1">
      <style:text-properties fo:language="en" fo:country="US"/>
    </style:style>
    <style:style style:name="P59" style:family="paragraph" style:parent-style-name="Heading_20_2">
      <style:paragraph-properties fo:margin-top="0.12cm" fo:margin-bottom="0.21cm"/>
      <style:text-properties fo:language="en" fo:country="US"/>
    </style:style>
    <style:style style:name="P60" style:family="paragraph" style:parent-style-name="Heading_20_3">
      <style:paragraph-properties fo:margin-top="0.22cm" fo:margin-bottom="0.21cm"/>
      <style:text-properties fo:language="en" fo:country="US"/>
    </style:style>
    <style:style style:name="P61" style:family="paragraph" style:parent-style-name="Text_20_body">
      <style:paragraph-properties fo:margin-top="0cm" fo:margin-bottom="0.109cm"/>
      <style:text-properties fo:language="en" fo:country="US" style:text-scale="98%"/>
    </style:style>
    <style:style style:name="P62" style:family="paragraph" style:parent-style-name="Heading_20_3">
      <style:paragraph-properties fo:margin-top="0.019cm" fo:margin-bottom="0.21cm" fo:break-before="page"/>
      <style:text-properties fo:language="en" fo:country="US"/>
    </style:style>
    <style:style style:name="P63" style:family="paragraph" style:parent-style-name="Text_20_body" style:list-style-name="L7">
      <style:text-properties fo:language="en" fo:country="US"/>
    </style:style>
    <style:style style:name="P64" style:family="paragraph" style:parent-style-name="Heading_20_3">
      <style:paragraph-properties fo:margin-top="0.319cm" fo:margin-bottom="0.109cm"/>
      <style:text-properties fo:language="en" fo:country="US"/>
    </style:style>
    <style:style style:name="P65" style:family="paragraph" style:parent-style-name="Heading_20_3">
      <style:paragraph-properties fo:margin-top="0.319cm" fo:margin-bottom="0.109cm" fo:break-before="page"/>
      <style:text-properties fo:language="en" fo:country="US"/>
    </style:style>
    <style:style style:name="P66" style:family="paragraph" style:parent-style-name="Heading_20_3">
      <style:paragraph-properties fo:margin-top="0.22cm" fo:margin-bottom="0.109cm"/>
      <style:text-properties fo:language="en" fo:country="US"/>
    </style:style>
    <style:style style:name="P67" style:family="paragraph" style:parent-style-name="Text_20_body">
      <style:text-properties fo:font-style="normal" style:font-style-asian="normal" style:font-style-complex="normal"/>
    </style:style>
    <style:style style:name="P68" style:family="paragraph" style:parent-style-name="Text_20_body">
      <style:paragraph-properties fo:text-align="center" style:justify-single-word="false"/>
      <style:text-properties fo:font-style="italic" style:font-style-asian="italic" style:font-style-complex="italic"/>
    </style:style>
    <style:style style:name="P69" style:family="paragraph" style:parent-style-name="Heading_20_3">
      <style:text-properties fo:language="en" fo:country="US" fo:font-style="italic" style:font-style-asian="italic" style:font-style-complex="italic"/>
    </style:style>
    <style:style style:name="P70" style:family="paragraph" style:parent-style-name="Heading_20_3">
      <style:paragraph-properties fo:margin-top="0.019cm" fo:margin-bottom="0.109cm" fo:break-before="page"/>
      <style:text-properties fo:language="en" fo:country="US"/>
    </style:style>
    <style:style style:name="P71" style:family="paragraph" style:parent-style-name="Heading_20_3">
      <style:paragraph-properties fo:margin-top="0.12cm" fo:margin-bottom="0.109cm"/>
      <style:text-properties fo:language="en" fo:country="US"/>
    </style:style>
    <style:style style:name="P72"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3" style:family="paragraph" style:parent-style-name="Heading_20_1">
      <style:paragraph-properties fo:margin-top="0cm" fo:margin-bottom="0.21cm" fo:break-before="page"/>
      <style:text-properties fo:language="en" fo:country="US"/>
    </style:style>
    <style:style style:name="P74" style:family="paragraph" style:parent-style-name="Heading_20_2">
      <style:paragraph-properties fo:margin-top="0.22cm" fo:margin-bottom="0.011cm"/>
      <style:text-properties fo:language="en" fo:country="US"/>
    </style:style>
    <style:style style:name="P75" style:family="paragraph" style:parent-style-name="Text_20_body">
      <style:paragraph-properties fo:margin-top="0cm" fo:margin-bottom="0.21cm"/>
      <style:text-properties fo:language="en" fo:country="US"/>
    </style:style>
    <style:style style:name="P76" style:family="paragraph" style:parent-style-name="Heading_20_2">
      <style:paragraph-properties fo:margin-top="0.019cm" fo:margin-bottom="0.21cm" fo:break-before="page"/>
      <style:text-properties fo:language="en" fo:country="US"/>
    </style:style>
    <style:style style:name="P77"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ffff00"/>
    </style:style>
    <style:style style:name="T6" style:family="text">
      <style:text-properties style:font-name="Wingdings" style:font-name-asian="Wingdings" style:font-name-complex="Wingdings"/>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style:text-position="sub 58%"/>
    </style:style>
    <style:style style:name="T10" style:family="text">
      <style:text-properties fo:color="#000000" fo:font-size="12pt" style:font-size-complex="12pt"/>
    </style:style>
    <style:style style:name="T11"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commendation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 is the Esperanto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ublisher's 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in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ycapped, old, human rights, etc.: they are indeed very important, but lost cases alone. If we don't find out <text:span text:style-name="T1">why on Earth we have to defend</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t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parasiting on human pain, who use their power to command others to destroy their enemies: godfathers, terrorists, “spiritual” and state leaders – the man is the same, only the hí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g loose saying that the “horse” (the “free” economy) will follow its own rules and that should make no trouble. The command is: “Go, go, go!”, direction unset and we are happy counting the kilometers (GDP ins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i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text:span text:style-name="T5">Tőkés társaságok világuralma </text:span>(1995), George Soros:<text:span text:style-name="T5"> A globális kapitalizmus válsága </text:span>(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onal wealth), but they must be designated to accomplish immediate targets for the sake of survival (food, shelter, transportation, education, health care etc.) and this forces the money back to the original value tranporter role.</text:p>
      <text:p text:style-name="P27"/>
      <text:p text:style-name="P28">Alas the restoration of the order immediately triggers the erosion: accumulating wealth, credit, interestm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text:span text:style-name="T5">ipar</text:span>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of the constant fear of death, but for now this became almost totally <text:span text:style-name="T5">self aiming</text:span>: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text:span text:style-name="T5">bolha </text:span>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text:span text:style-name="T5">deszka</text:span>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népvándorlás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 <text:span text:style-name="T5">holds together </text:span>in a human way, tries to protect the members, which means its operation is not perfect.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multis) are on an even higher level, which can put the production to another country, find another beszállító,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iktat, resend – and when we scratch the surface we can see that the only reason for the whole process is to show its own importance; the real experte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wiev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gyógytornászok, szakápolók, no loans should be taken etc.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The “builders” who once worked by the requests and for the aims of the community, now create “symbols of national (or company) pride”, build touristic attractions without any reasonable need: hundred hundred-storeyed skyscrapers, gigantic sports arenas, theaters, company halls, artificial islands.</text:p>
      <text:p text:style-name="P15">Having checked the background of the service, take a look at the holiday targets. Tourism boosts the target area, brings money, creates jobs, allows development or “break out”. Well...</text:p>
      <text:p text:style-name="P15"/>
      <text:p text:style-name="P15">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5">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5">What is the result? After blowing up the original community we have a small portion of relativel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5"/>
      <text:p text:style-name="P15">After watching the means and effects of traveling it worths a look what it does to the person and the community for which it makes journeys and transportation a natural habit.</text:p>
      <text:p text:style-name="P15">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5">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5">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5">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5">(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0" text:outline-level="2">The way that can be walked only once</text:h>
      <text:p text:style-name="P15">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P15"/>
      <text:p text:style-name="P36">A hajó csodálatos sebességgel hasította a tengert. Távolról, nagyon homályosan a gomolygó párák között a Bengáli-öböl csipkézett partjai tűntek fel. Most mintha kissé világosabb lenne az ég.</text:p>
      <text:p text:style-name="P36">- Hé, Fred! Nézz csak hátra, az istenért!</text:p>
      <text:p text:style-name="P36">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6">De mikor megfordult, neki is melege lett kissé.</text:p>
      <text:p text:style-name="P36"/>
      <text:p text:style-name="P37">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6">Gyors rántás a fogantyún: "Lassíts! Félgőz! Balra!"</text:p>
      <text:p text:style-name="P36">Jön a ciklon!</text:p>
      <text:p text:style-name="P36">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6">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6">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8"><text:tab/>(Rejtő Jenő: Az elveszett cirkáló)</text:p>
      <text:h text:style-name="P39" text:outline-level="3">Mélység</text:h>
      <text:p text:style-name="P15">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P15">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P15">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40" text:outline-level="3">Időtartam</text:h>
      <text:p text:style-name="P27">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7">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7">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P15">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P39" text:outline-level="3">Gyorsaság</text:h>
      <text:p text:style-name="P15">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P15">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P15">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P20" text:outline-level="2">Magyarnak lenni</text:h>
      <text:p text:style-name="P15">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P39" text:outline-level="3">A lejtő közepén</text:h>
      <text:p text:style-name="P15">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P15">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P15">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P39" text:outline-level="3">Nemzet és nemzetiség</text:h>
      <text:p text:style-name="P15">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P15">„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P15"/>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P39" text:outline-level="3">Előítéletek szendvicsében</text:h>
      <text:p text:style-name="P15">„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P15">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P15">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P15">Bizarr, feszültségekkel teli világ, mint minden olyan helyzet, amelyből valóban tanulni, épülni, felismerni lehet – csak jó irányba kell nézni hozzá.</text:p>
      <text:h text:style-name="P39" text:outline-level="3">István, a király</text:h>
      <text:p text:style-name="P15">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P15">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P20" text:outline-level="2"/>
      <text:h text:style-name="P41" text:outline-level="2">A Gyűrűk Ura</text:h>
      <text:p text:style-name="P15">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P15">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P15">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P15">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P15">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P15">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P15">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P15">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P15">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P15">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P15">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P15">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P15">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P15">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P15">Nos, Mordor síksága ehhez képest sétagaloppnak tűnik...</text:p>
      <text:h text:style-name="P20" text:outline-level="2"><draw:frame draw:style-name="fr6" draw:name="Keret1" text:anchor-type="paragraph" svg:x="0.647cm" svg:y="1.132cm" svg:width="15.704cm" draw:z-index="0"><draw:text-box fo:min-height="20.098cm"><text:p text:style-name="Text_20_body">A felsorolás természetesen még sokáig folytatható lenne, de véleményem szerint ennyi elég a most következő állításaim alátámasztására:</text:p><text:list text:style-name="L4"><text:list-item><text:p text:style-name="P42"><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42"><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42"><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42">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42"><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42">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42">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 <text:s/></text:h>
      <text:p text:style-name="P15"/>
      <text:h text:style-name="P43" text:outline-level="1">A válságot okozó tényezők</text:h>
      <text:p text:style-name="P15">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P20" text:outline-level="2">Mintaillesztés</text:h>
      <text:p text:style-name="P44">„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44">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P15">Állításom szerint ez a modell eleve téves: a gondolkodással kapcsolatos elméleteinket megtestesítő számítógéppel szemben <text:span text:style-name="T1">az emberi agy valójában képtelen az ilyen fajta logikus gondolkodásra</text:span>.</text:p>
      <text:p text:style-name="P15">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P15">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5"/>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P15">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P15">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P15">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P15">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P15">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P15"><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P20" text:outline-level="2">A halál és sérülékenység tudata</text:h>
      <text:p text:style-name="P15">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P15">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P15"/>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P15">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P15">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P15">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P15">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P15">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P15"/>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P15">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P20" text:outline-level="2">Korlátozott erőforrások</text:h>
      <text:p text:style-name="P15">Mindezek tetejében kénytelenek vagyunk a korlátozott erőforrásokon megosztozni: ezt a kis időt sem tudjuk úgy eltölteni, hogy mindenki békében és nyugalomban azt egye, igya, csinálja, ami éppen az es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P15">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P15">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P15"/>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P15">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P15">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P15">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P15"/>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P15">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P15">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P15">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P20" text:outline-level="2">Félelem, hazugság, rejtőzködés</text:h>
      <text:p text:style-name="P15">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P15">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P15">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P15">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P15">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P15">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P15">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P15">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P15">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P20" text:outline-level="2">Időtávok</text:h>
      <text:p text:style-name="P15">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P15">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P15">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P15">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P15">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P15">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P15">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P20" text:outline-level="2">A hit kérdései</text:h>
      <text:p text:style-name="P15">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P15">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P15">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P15"/>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P15">Ezért állítom: agyunk jól ismeri a határt, amely az általa valóban befogott, és valljuk be: zavaróan szűk terület és az „elhitt”, ellenőrzés nélkül elfogadott világ között van. Kiemelkedően fontos tehát, hogy „hiszünk-e a hitünkben”.</text:p>
      <text:p text:style-name="P15">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P15">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P39" text:outline-level="3">A hétköznapi hit forrása</text:h>
      <text:p text:style-name="P15">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text:p>
      <text:p text:style-name="P15">A csoportok, ha túlnövik a határt, darabokra szakadnak, elvándorolnak, majd esetleg szűkösebb időkben csoportszinten harcolnak meg a területért, a győztes magába olvaszthatja a vesztes csoportot, elvégre a harcban a határ alá csökken az egyedszám. 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text:p>
      <text:p text:style-name="P15">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P15">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 </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P15">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P15">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P15">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P15">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P39" text:outline-level="3">Az eredendő bűn</text:h>
      <text:p text:style-name="P15">A feszültségforrások azonban nem állnak meg a hit határain, megjelennek a vallásos hitben is. </text:p>
      <text:p text:style-name="P45">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P15">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P15">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6"/>
      <text:p text:style-name="P47">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6">Az ellentmondás forrása nem a Biblia, mert az jelen esetben is inkább kicsit túl egyértelműen fogalmaz, hanem a szokványos értelmezése, bár azért a középkortól már szerencsére elég messzire jutottunk.</text:p>
      <text:p text:style-name="P46">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6">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6">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P15">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P39" text:outline-level="3">Feszítsd meg...</text:h>
      <text:p text:style-name="P15">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P48" text:outline-level="4">Milyen Isten az, aki feláldozza a fiát, kínhalálba küldi? </text:h>
      <text:p text:style-name="P15">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P15"/>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P15">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P15">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P15">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P48" text:outline-level="4"/>
      <text:h text:style-name="P49" text:outline-level="4">Pilátus</text:h>
      <text:p text:style-name="P15">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P15">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P15">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P15">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P15">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P15">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P48" text:outline-level="4"/>
      <text:h text:style-name="P49" text:outline-level="4">Vére rajtunk...</text:h>
      <text:p text:style-name="P15">Végül pedig különösen haragszunk a zsidókra, mert lényegében csakis ők választották Jézus halálát, nézték végig pusztulását, még vállalták is érte a felelősséget. Vagy?...</text:p>
      <text:p text:style-name="P15">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P15">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P15">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P15">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P15">„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P15">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P15">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P15"/>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6" text:outline-level="2">Minél jobb, annál rosszabb</text:h>
      <text:p text:style-name="P27">„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7">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7">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7">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7">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7">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P15">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7"/>
      <text:p text:style-name="P28">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7">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7">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7">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7">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P15">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P20" text:outline-level="2">Redundancia</text:h>
      <text:p text:style-name="P27">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50">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7">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7">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7">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7">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P15">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P15"/>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P15">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P15">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P20" text:outline-level="2">A fejlődés képlete</text:h>
      <text:p text:style-name="P15">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51">IDŐ x KÉPESSÉG = ÉRTÉK</text:p>
      <text:p text:style-name="P15">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P15">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P15">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P15"/>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P15">Lássuk most a képletet részleteiben</text:p>
      <text:h text:style-name="P39" text:outline-level="3">Idő</text:h>
      <text:p text:style-name="P15">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P15">A közösség tehát „üzletet ajánl” az időnkért, amit nem szórakozással, pihenéssel, stb. töltünk, hanem számára hasznos tevékenységgel. Cserébe javakat juttat nekünk, amelyeket mások idejének hasonló megvásárlásával szerez meg.</text:p>
      <text:p text:style-name="P15">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P15">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P15">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P15">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P15">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P39" text:outline-level="3"/>
      <text:h text:style-name="P52" text:outline-level="3">Képesség</text:h>
      <text:p text:style-name="P53">A közösség ajándéka: azon tényezők, amelyek az egyed idejét minél nagyobb közösségi értékké tudják változtatni. A képesség sokrétű. Ide tartozik:</text:p>
      <text:list text:style-name="L5">
        <text:list-item>
          <text:p text:style-name="P54">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54">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55">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P15">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P15">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P15">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P15">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P39" text:outline-level="3">Érték</text:h>
      <text:p text:style-name="P15">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P15"/>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P15">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P15">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P15">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P20" text:outline-level="2">Feladat helyett jutalom-központúság</text:h>
      <text:p text:style-name="P15">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P15">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P15">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P15"/>
      <text:p text:style-name="P28">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50">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7">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7">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P15">Mindezt lehet másként is fogalmazni, mondhatjuk azt, hogy a probléma forrása a <text:span text:style-name="T7">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P15">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P15">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P15">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P20" text:outline-level="2">Evolúciós hatás</text:h>
      <text:p text:style-name="P15">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P39" text:outline-level="3"/>
      <text:h text:style-name="P52" text:outline-level="3">Első hiba: a „jó” fogalmának definíciója </text:h>
      <text:p text:style-name="P15">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P15">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P15">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P15">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39" text:outline-level="3"/>
      <text:h text:style-name="P52" text:outline-level="3">Második hiba: a szabályozó tényezők</text:h>
      <text:p text:style-name="P27">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6">A felsorolt feltételek egyike sem teljesül az emberi civilizációra, amely a közhiedelem szerint garantálná a résztvevők fejlődését.</text:p>
      <text:p text:style-name="P50">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7">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P15">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P39" text:outline-level="3">Harmadik hiba: generációk</text:h>
      <text:p text:style-name="P15">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P15">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P15">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P15">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P15">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P15"/>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P15">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P39" text:outline-level="3">Eredmények</text:h>
      <text:p text:style-name="P15">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P15">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P15">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P39" text:outline-level="3">Következtetés</text:h>
      <text:p text:style-name="P15">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20" text:outline-level="2"/>
      <text:h text:style-name="P41" text:outline-level="2">Hibakeresés és beavatkozás</text:h>
      <text:p text:style-name="P15">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P15">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P15">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P15">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P39" text:outline-level="3">Közösségi szint</text:h>
      <text:p text:style-name="P15">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P15">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P15">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P39" text:outline-level="3">Mit tekintünk ma hibának?</text:h>
      <text:p text:style-name="P15">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P15"><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P15">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P15">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P15">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P15">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P15">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P39" text:outline-level="3">Káros-e a hiba? </text:h>
      <text:p text:style-name="P15">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P39" text:outline-level="3">Ellenlépések</text:h>
      <text:p text:style-name="P15">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P15">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P15">Röviden: a közösség egészét tekintve hibás tevékenységek még felismerésük után sem feltétlenül változnak meg, mert a változás elindítása pénzügyi szempontból súlyos hiba lenne.</text:p>
      <text:h text:style-name="P39" text:outline-level="3">Megelőzés</text:h>
      <text:p text:style-name="P15">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P15">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52" text:outline-level="3">Hatások mérséklése</text:h>
      <text:p text:style-name="P15">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P15">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P15">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P15">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P15">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P39" text:outline-level="3">Elhárítási módszertanok</text:h>
      <text:p text:style-name="P15">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P15">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7">a szereplők közvetetten érdekeltek az ellenfelek sikertelen hibaelhárításában;</text:p>
        </text:list-item>
        <text:list-item>
          <text:p text:style-name="P57">a saját hibák napfényre kerülése rontja a versenyhelyzetet;</text:p>
        </text:list-item>
        <text:list-item>
          <text:p text:style-name="P57">a teljes információmegosztás „ipari titkokat” sért.</text:p>
        </text:list-item>
      </text:list>
      <text:p text:style-name="P15">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P15">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P39" text:outline-level="3">Felismerés</text:h>
      <text:p text:style-name="P15">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P15">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P15">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5">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52" text:outline-level="3">Eredendő ok </text:h>
      <text:p text:style-name="P15">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P15">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P15">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P15">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P15">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41"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P15"/>
      <text:h text:style-name="P58" text:outline-level="1">A válság tényezőinek valódi szerepe</text:h>
      <text:p text:style-name="P15">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P15">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P15">„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P15">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P15">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8">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P15">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20" text:outline-level="2"/>
      <text:h text:style-name="P41" text:outline-level="2">Élet, halál, változás</text:h>
      <text:p text:style-name="P15">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P15">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P15">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P15">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P15">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P15">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P20" text:outline-level="2">Pénz - globális értékhordozó</text:h>
      <text:p text:style-name="P15">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P15">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P15">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P15">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P15">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P15">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P15">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P15">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6" text:outline-level="2">Képességek és képtelenségek</text:h>
      <text:p text:style-name="P27">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7">Nagyon fontos megismernünk, pontosan tudnunk, hogy milyen eszközök lapulnak benne, mert ennek birtokában egész pontosan látható az adott pillanatban előttünk álló lehetőségek azon öt százaléka, amelyhez valóban jól fel vagyunk szerelkezve.</text:p>
      <text:p text:style-name="P27">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7">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7">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P15">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6" text:outline-level="2">Feladatok </text:h>
      <text:p text:style-name="P15">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5">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58" text:outline-level="1">Kiút</text:h>
      <text:h text:style-name="P59"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0"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39"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39" text:outline-level="3"/>
      <text:h text:style-name="P52"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1">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39" text:outline-level="3"/>
      <text:h text:style-name="P62"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9">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2" text:outline-level="3">Azonosíthatóság, felelősségvállalás, utódkeresé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39"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39"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39" text:outline-level="3"/>
      <text:h text:style-name="P52"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3">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3">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3">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41"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39"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39"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64" text:outline-level="3"/>
      <text:h text:style-name="P65"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66"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41"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39"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39"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39"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39"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39"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39"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39"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39"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39"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39" text:outline-level="3"/>
      <text:h text:style-name="P52"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39"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0"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39"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0"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39"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39"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5">Ezt a vezetést folyamatosan éreztem utamon, most is emiatt írok. Hiszem, hogy ha jó úton járok, nem fog elhagyni, és ha eltévednék, segíti majd azokat, akik a helyes irányt követik.</text:p>
      <text:h text:style-name="P20" text:outline-level="2"/>
      <text:h text:style-name="P41" text:outline-level="2">Közös tudatosság</text:h>
      <text:p text:style-name="P45">(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0">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0">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41" text:outline-level="2"><draw:frame draw:style-name="fr8" draw:name="Keret6" text:anchor-type="paragraph" svg:x="1.191cm" svg:y="0.21cm" svg:width="14.616cm" draw:z-index="5"><draw:text-box fo:min-height="23.797cm"><text:p text:style-name="P67">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7">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7">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7">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7">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7">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7">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7">A választás, <text:span text:style-name="T1">a változás ideje eljött</text:span>, és nem múlik el attól, hogy az önsajnálatot, be­gubózó szerencsétlenkedést választjuk ahelyett, hogy büszkén vállalnánk a nekünk megadatott sorsot, óriási lehetőséget.</text:p><text:p text:style-name="P67"/><text:p text:style-name="P68">Fel a fejjel!</text:p></draw:text-box></draw:frame></text:h>
      <text:h text:style-name="P43"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39"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39"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39"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39" text:outline-level="3">Hőbörgők</text:h>
      <text:p text:style-name="P15">Az esztelen lázadó törvényszerűen válik azok eszközévé, akik ellen lázad.</text:p>
      <text:h text:style-name="P39"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9" text:outline-level="3"/>
      <text:h text:style-name="P70"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1" text:outline-level="3">Kérdések és válaszok</text:h>
      <text:p text:style-name="P15">Életünk azzal telik, hogy válaszokat keresünk kérdésekre; pedig sokkal fontosabb maga a kérdés: mi az, amit meg szeretnénk tudni, és miért pont azt?</text:p>
      <text:p text:style-name="P61">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0">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1"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39"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66"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6"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39"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6" text:outline-level="3">Civilizációk kapcsolata</text:h>
      <text:p text:style-name="P27">Az utazás témakörben eltöprengtem azon, milyen hatással van a mi civilizációnk egy meghódított közösségre; így azon is gondolkodtam, hogyan lehetne ezt jól csinálni. </text:p>
      <text:p text:style-name="P61">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6"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1">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8">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2"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4">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10">hallván, hogyan büszkélkedik a kovács új találmányainak pusz­tító erejével.</text:span></text:p>
      <text:p text:style-name="P44">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6">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6">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6">Végül, amikor a műhely újra a mesterség <text:span text:style-name="T11">temploma és nem mészárszéke</text:span> lesz, amikor a lom elfogy, és az üllő vasért sóhajt, amikor az elűzött társ hűvös keze megérinti a kovácsét, és tekintete a hátát perzseli,</text:p>
      <text:p text:style-name="P72">a kalapács lesújt az acélgömbre.</text:p>
      <text:h text:style-name="P73" text:outline-level="1">Zárszó</text:h>
      <text:h text:style-name="P74" text:outline-level="2">Rövid kérdezz-felelek</text:h>
      <text:h text:style-name="P39"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39"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39"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6">Az én nagy álmom, hogy mindannyian eljutunk a harmadik kőfaragó szintjére.</text:p>
      <text:h text:style-name="P39"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39"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39" text:outline-level="3">Nem félsz?</text:h>
      <text:p text:style-name="P75">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5">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5">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76" text:outline-level="2">Motivációk</text:h>
      <text:p text:style-name="P46">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6">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6">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6">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6">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6"/>
      <text:p text:style-name="P47">Ma ezt írnám nem létező címeremre:</text:p>
      <text:p text:style-name="P77">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77">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otivációk</text:chapter></text:span></text:p>
      </style:header>
      <style:footer>
        <text:p text:style-name="P2"><text:tab/><text:tab/><text:page-number text:select-page="current">1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0-12-26T18:59:53</dc:date>
    <dc:language>hu-HU</dc:language>
    <meta:editing-cycles>771</meta:editing-cycles>
    <meta:editing-duration>P87DT2H9M6S</meta:editing-duration>
    <meta:user-defined meta:name="Ver">0.9</meta:user-defined>
    <meta:user-defined meta:name="Info 2"/>
    <meta:user-defined meta:name="Info 3"/>
    <meta:user-defined meta:name="Info 4"/>
    <meta:document-statistic meta:table-count="1" meta:image-count="1" meta:object-count="0" meta:page-count="118" meta:paragraph-count="928" meta:word-count="62504" meta:character-count="445845"/>
  </office:meta>
</office:document-meta>
</file>